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6.115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21.87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60" number:language="en" number:country="US">
      <number:scientific-number number:decimal-places="2" number:min-integer-digits="1" number:min-exponent-digits="3"/>
    </number:number-style>
    <number:boolean-style style:name="N5099" number:language="en" number:country="US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500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5099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5060">
      <style:table-cell-properties style:text-align-source="fix" style:repeat-content="false"/>
      <style:paragraph-properties fo:text-align="end" fo:margin-left="0cm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>
            <text:p>Group</text:p>
          </table:table-cell>
          <table:table-cell table:style-name="ce1" office:value-type="string">
            <text:p>Paramet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efault Value</text:p>
          </table:table-cell>
          <table:table-cell table:style-name="ce1" office:value-type="string">
            <text:p>Explanation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-</text:p>
          </table:table-cell>
          <table:table-cell office:value-type="string">
            <text:p><text:s/>ParameterFile</text:p>
          </table:table-cell>
          <table:table-cell office:value-type="string">
            <text:p>std::string</text:p>
          </table:table-cell>
          <table:table-cell office:value-type="string">
            <text:p><text:span text:style-name="T1">executable</text:span>.input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2"/>
          <table:table-cell table:number-columns-repeated="1021"/>
        </table:table-row>
        <table:table-row table:style-name="ro1">
          <table:table-cell office:value-type="string">
            <text:p><text:s/>Grid</text:p>
          </table:table-cell>
          <table:table-cell office:value-type="string">
            <text:p><text:s/>File</text:p>
          </table:table-cell>
          <table:table-cell office:value-type="string">
            <text:p>std::string</text:p>
          </table:table-cell>
          <table:table-cell table:style-name="ce3" office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NumberOfCellsX</text:p>
          </table:table-cell>
          <table:table-cell office:value-type="string">
            <text:p>int</text:p>
          </table:table-cell>
          <table:table-cell table:style-name="ce3" office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NumberOfCellsY</text:p>
          </table:table-cell>
          <table:table-cell office:value-type="string">
            <text:p>int</text:p>
          </table:table-cell>
          <table:table-cell table:style-name="ce3" office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NumberOfCellsZ</text:p>
          </table:table-cell>
          <table:table-cell office:value-type="string">
            <text:p>int</text:p>
          </table:table-cell>
          <table:table-cell table:style-name="ce3" office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UpperRightX</text:p>
          </table:table-cell>
          <table:table-cell office:value-type="string">
            <text:p>Scalar</text:p>
          </table:table-cell>
          <table:table-cell table:style-name="ce3" office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UpperRightY</text:p>
          </table:table-cell>
          <table:table-cell office:value-type="string">
            <text:p>Scalar</text:p>
          </table:table-cell>
          <table:table-cell table:style-name="ce3" office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UpperRightZ</text:p>
          </table:table-cell>
          <table:table-cell office:value-type="string">
            <text:p>Scalar</text:p>
          </table:table-cell>
          <table:table-cell table:style-name="ce3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2"/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>
            <text:p><text:s/>GridAdapt</text:p>
          </table:table-cell>
          <table:table-cell office:value-type="string">
            <text:p><text:s/>AdaptionInterval</text:p>
          </table:table-cell>
          <table:table-cell office:value-type="string">
            <text:p>int</text:p>
          </table:table-cell>
          <table:table-cell table:style-name="ce4" office:value-type="float" office:value="1">
            <text:p>1</text:p>
          </table:table-cell>
          <table:table-cell office:value-type="string">
            <text:p>Time step interval for adapt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CoarsenTolerance</text:p>
          </table:table-cell>
          <table:table-cell office:value-type="string">
            <text:p>Scalar</text:p>
          </table:table-cell>
          <table:table-cell table:style-name="ce4" office:value-type="float" office:value="0.001">
            <text:p>0.001</text:p>
          </table:table-cell>
          <table:table-cell office:value-type="string">
            <text:p>Tolerance for coarsenin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>
            <text:p><text:s/>EnableInitializationIndicator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Switch the use of initial grid adaption on/off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EnableMultiPointFluxApproximation</text:p>
          </table:table-cell>
          <table:table-cell office:value-type="string">
            <text:p>bool</text:p>
          </table:table-cell>
          <table:table-cell table:style-name="ce5" office:value-type="boolean" office:boolean-value="true">
            <text:p>TRUE</text:p>
          </table:table-cell>
          <table:table-cell office:value-type="string">
            <text:p>HangingNode: Two-point flux approximation (false) or MPFA (true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EnableSecondHalfEdge</text:p>
          </table:table-cell>
          <table:table-cell office:value-type="string">
            <text:p>bool</text:p>
          </table:table-cell>
          <table:table-cell table:style-name="ce5" office:value-type="boolean" office:boolean-value="true">
            <text:p>TRUE</text:p>
          </table:table-cell>
          <table:table-cell office:value-type="string">
            <text:p>Uses second interaction volume for second half-edge in 2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MaxLevel</text:p>
          </table:table-cell>
          <table:table-cell office:value-type="string">
            <text:p>int</text:p>
          </table:table-cell>
          <table:table-cell table:style-name="ce4" office:value-type="float" office:value="1">
            <text:p>1</text:p>
          </table:table-cell>
          <table:table-cell office:value-type="string">
            <text:p>Maximum allowed leve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MinLevel</text:p>
          </table:table-cell>
          <table:table-cell office:value-type="string">
            <text:p>int</text:p>
          </table:table-cell>
          <table:table-cell table:style-name="ce4" office:value-type="float" office:value="0">
            <text:p>0</text:p>
          </table:table-cell>
          <table:table-cell office:value-type="string">
            <text:p>Mimimum allowed leve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RefineAtDirichletBC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Switch for refinement at Dirichlet BC's -&gt; not used by all indicators!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RefineAtFluxBC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Switch for refinement at Neumann BC's -&gt; not used by all indicators!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RefineAtSource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Switch for refinement at sources -&gt; not used by all indicators!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RefineTolerance</text:p>
          </table:table-cell>
          <table:table-cell office:value-type="string">
            <text:p>Scalar</text:p>
          </table:table-cell>
          <table:table-cell table:style-name="ce4" office:value-type="float" office:value="0.05">
            <text:p>0.05</text:p>
          </table:table-cell>
          <table:table-cell office:value-type="string">
            <text:p>Tolerance for refinemen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>
            <text:p><text:s/>Impet</text:p>
          </table:table-cell>
          <table:table-cell office:value-type="string">
            <text:p><text:s/>CFLFactor</text:p>
          </table:table-cell>
          <table:table-cell office:value-type="string">
            <text:p>Scalar</text:p>
          </table:table-cell>
          <table:table-cell table:style-name="ce4" office:value-type="float" office:value="1">
            <text:p>1</text:p>
          </table:table-cell>
          <table:table-cell office:value-type="string">
            <text:p>Scalar factor for additional scaling of the time step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>
            <text:p><text:s/>EnableVolumeIntegral</text:p>
          </table:table-cell>
          <table:table-cell office:value-type="string">
            <text:p>bool</text:p>
          </table:table-cell>
          <table:table-cell table:style-name="ce5" office:value-type="boolean" office:boolean-value="true">
            <text:p>TRUE</text:p>
          </table:table-cell>
          <table:table-cell office:value-type="string">
            <text:p>Enables volume integral in the pressure equation (volume balance formulation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ErrorTermFactor</text:p>
          </table:table-cell>
          <table:table-cell office:value-type="string">
            <text:p>Scalar</text:p>
          </table:table-cell>
          <table:table-cell table:style-name="ce4" office:value-type="float" office:value="0.5">
            <text:p>0.5</text:p>
          </table:table-cell>
          <table:table-cell office:value-type="string">
            <text:p>Scaling factor for the error ter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ErrorTermLowerBound</text:p>
          </table:table-cell>
          <table:table-cell office:value-type="string">
            <text:p>Scalar</text:p>
          </table:table-cell>
          <table:table-cell table:style-name="ce4" office:value-type="string">
            <text:p>0.1 (2p), 0.2 (2p2c)</text:p>
          </table:table-cell>
          <table:table-cell office:value-type="string">
            <text:p>Lower threshold used for the error term evaluat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ErrorTermUpperBound</text:p>
          </table:table-cell>
          <table:table-cell office:value-type="string">
            <text:p>Scalar</text:p>
          </table:table-cell>
          <table:table-cell table:style-name="ce4" office:value-type="float" office:value="0.9">
            <text:p>0.9</text:p>
          </table:table-cell>
          <table:table-cell office:value-type="string">
            <text:p>Upper threshold used for the error term evaluat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IterationFlag</text:p>
          </table:table-cell>
          <table:table-cell office:value-type="string">
            <text:p>int</text:p>
          </table:table-cell>
          <table:table-cell table:style-name="ce4" office:value-type="float" office:value="0">
            <text:p>0</text:p>
          </table:table-cell>
          <table:table-cell office:value-type="string">
            <text:p>0 = no iterations, 1 = iterate IterationNumber iterations, 2 = iterate until converged or IterationNumber is reache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IterationNumber</text:p>
          </table:table-cell>
          <table:table-cell office:value-type="string">
            <text:p>int</text:p>
          </table:table-cell>
          <table:table-cell table:style-name="ce4" office:value-type="float" office:value="2">
            <text:p>2</text:p>
          </table:table-cell>
          <table:table-cell office:value-type="string">
            <text:p>Number of iterations if IMPET iterations are enabled by the IterationFlag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MaximumDefect</text:p>
          </table:table-cell>
          <table:table-cell office:value-type="string">
            <text:p>Scalar</text:p>
          </table:table-cell>
          <table:table-cell table:style-name="ce6" office:value-type="float" office:value="0.00001">
            <text:p>1.00E-005</text:p>
          </table:table-cell>
          <table:table-cell office:value-type="string">
            <text:p>Maximum Defect if IMPET iterations are enabled by the IterationFlag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RelaxationFactor</text:p>
          </table:table-cell>
          <table:table-cell office:value-type="string">
            <text:p>Scalar</text:p>
          </table:table-cell>
          <table:table-cell table:style-name="ce4" office:value-type="float" office:value="1">
            <text:p>1</text:p>
          </table:table-cell>
          <table:table-cell office:value-type="string">
            <text:p>1 = new solution is new solution, 0 = old solution is new solut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RestrictFluxInTransport</text:p>
          </table:table-cell>
          <table:table-cell office:value-type="string">
            <text:p>int</text:p>
          </table:table-cell>
          <table:table-cell table:style-name="ce4" office:value-type="float" office:value="0">
            <text:p>0</text:p>
          </table:table-cell>
          <table:table-cell office:value-type="string">
            <text:p>Restrict flux if direction reverses after pressure equatio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number-columns-repeated="1019"/>
        </table:table-row>
        <table:table-row table:style-name="ro2">
          <table:table-cell office:value-type="string">
            <text:p><text:s/>Implicit</text:p>
          </table:table-cell>
          <table:table-cell office:value-type="string">
            <text:p><text:s/>EnableHints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use the already calculated solutions as starting values of the volume variables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EnableJacobianRecycling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Specify whether the jacobian matrix of the last iteration of a time step should be reuse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EnablePartialReassemble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Specify whether the jacobian matrix should be only reassembled for elements where at least one vertex is above the specified tolerance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EnableSmoothUpwinding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Use the smooth upwinding method (MPNC only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MassUpwindWeight</text:p>
          </table:table-cell>
          <table:table-cell office:value-type="string">
            <text:p>Scalar</text:p>
          </table:table-cell>
          <table:table-cell table:style-name="ce4" office:value-type="string">
            <text:p>1 (0.5 for 1p)</text:p>
          </table:table-cell>
          <table:table-cell office:value-type="string">
            <text:p>The value of the weight of the upwind direction in the mass conservation equations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MobilityUpwindWeight</text:p>
          </table:table-cell>
          <table:table-cell office:value-type="string">
            <text:p>Scalar</text:p>
          </table:table-cell>
          <table:table-cell table:style-name="ce4" office:value-type="string">
            <text:p>1 (0.5 for 1p)</text:p>
          </table:table-cell>
          <table:table-cell office:value-type="string">
            <text:p>Weight for the upwind mobility in the velocity calculation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NumericDifferenceMethod</text:p>
          </table:table-cell>
          <table:table-cell office:value-type="string">
            <text:p>int</text:p>
          </table:table-cell>
          <table:table-cell table:style-name="ce4" office:value-type="float" office:value="1">
            <text:p>1</text:p>
          </table:table-cell>
          <table:table-cell office:value-type="string">
            <text:p>which kind of method should be used to numerically calculate the partial derivatives of the residual (1: forward, 0: central, -1: backwa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UseTwoPointFlux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indicates whether two-point flux should be us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number-columns-repeated="1019"/>
        </table:table-row>
        <table:table-row table:style-name="ro2">
          <table:table-cell office:value-type="string">
            <text:p><text:s/>LinearSolver</text:p>
          </table:table-cell>
          <table:table-cell office:value-type="string">
            <text:p><text:s/>GMResRestart</text:p>
          </table:table-cell>
          <table:table-cell office:value-type="string">
            <text:p>int</text:p>
          </table:table-cell>
          <table:table-cell table:style-name="ce4" office:value-type="float" office:value="10">
            <text:p>10</text:p>
          </table:table-cell>
          <table:table-cell office:value-type="string">
            <text:p>restart parameter for GMRes</text:p>
          </table:table-cell>
          <table:table-cell table:number-columns-repeated="1018"/>
        </table:table-row>
        <table:table-row table:style-name="ro2">
          <table:table-cell table:style-name="Default"/>
          <table:table-cell office:value-type="string">
            <text:p><text:s/>MaxIterations</text:p>
          </table:table-cell>
          <table:table-cell office:value-type="string">
            <text:p>double</text:p>
          </table:table-cell>
          <table:table-cell table:style-name="ce4" office:value-type="string">
            <text:p>250 (imp), 500 (dec)</text:p>
          </table:table-cell>
          <table:table-cell office:value-type="string">
            <text:p>maximum number of iterations of solve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PreconditionerIterations</text:p>
          </table:table-cell>
          <table:table-cell office:value-type="string">
            <text:p>int</text:p>
          </table:table-cell>
          <table:table-cell table:style-name="ce4" office:value-type="float" office:value="1">
            <text:p>1</text:p>
          </table:table-cell>
          <table:table-cell office:value-type="string">
            <text:p>number of preconditioner iterations per solver iteration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PreconditionerRelaxation</text:p>
          </table:table-cell>
          <table:table-cell office:value-type="string">
            <text:p>double</text:p>
          </table:table-cell>
          <table:table-cell table:style-name="ce4" office:value-type="float" office:value="1">
            <text:p>1</text:p>
          </table:table-cell>
          <table:table-cell office:value-type="string">
            <text:p>relaxation parameter for the preconditione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ResidualReduction</text:p>
          </table:table-cell>
          <table:table-cell office:value-type="string">
            <text:p>double</text:p>
          </table:table-cell>
          <table:table-cell table:style-name="ce4" office:value-type="string">
            <text:p>1e-6 (imp), 1e-13 (dec)</text:p>
          </table:table-cell>
          <table:table-cell office:value-type="string">
            <text:p>target reduction of the initial residua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Verbosity</text:p>
          </table:table-cell>
          <table:table-cell office:value-type="string">
            <text:p>int</text:p>
          </table:table-cell>
          <table:table-cell table:style-name="ce4" office:value-type="float" office:value="0">
            <text:p>0</text:p>
          </table:table-cell>
          <table:table-cell office:value-type="string">
            <text:p>Specifies the verbosity of the linear solve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number-columns-repeated="1019"/>
        </table:table-row>
        <table:table-row table:style-name="ro2">
          <table:table-cell office:value-type="string">
            <text:p><text:s/>Newton</text:p>
          </table:table-cell>
          <table:table-cell office:value-type="string">
            <text:p><text:s/>AbsTolerance</text:p>
          </table:table-cell>
          <table:table-cell office:value-type="string">
            <text:p>Scalar</text:p>
          </table:table-cell>
          <table:table-cell table:style-name="ce6" office:value-type="float" office:value="0.00001">
            <text:p>1.00E-005</text:p>
          </table:table-cell>
          <table:table-cell office:value-type="string">
            <text:p>the value for the absolute error reduction below which convergence is declared</text:p>
          </table:table-cell>
          <table:table-cell table:number-columns-repeated="1018"/>
        </table:table-row>
        <table:table-row table:style-name="ro2">
          <table:table-cell table:style-name="Default"/>
          <table:table-cell office:value-type="string">
            <text:p><text:s/>EnableAbsoluteCriterion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indicate whether the absolute error should be use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EnableChop</text:p>
          </table:table-cell>
          <table:table-cell office:value-type="string">
            <text:p>bool</text:p>
          </table:table-cell>
          <table:table-cell table:style-name="ce5" office:value-type="boolean" office:boolean-value="true">
            <text:p>TRUE</text:p>
          </table:table-cell>
          <table:table-cell office:value-type="string">
            <text:p>Chop the Newton update at the beginning of the non-linear solver (MPNC only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EnableRelativeCriterion</text:p>
          </table:table-cell>
          <table:table-cell office:value-type="string">
            <text:p>bool</text:p>
          </table:table-cell>
          <table:table-cell table:style-name="ce5" office:value-type="boolean" office:boolean-value="true">
            <text:p>TRUE</text:p>
          </table:table-cell>
          <table:table-cell office:value-type="string">
            <text:p>indicate whether the relative error should be use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MaxSteps</text:p>
          </table:table-cell>
          <table:table-cell office:value-type="string">
            <text:p>int</text:p>
          </table:table-cell>
          <table:table-cell table:style-name="ce4" office:value-type="float" office:value="18">
            <text:p>18</text:p>
          </table:table-cell>
          <table:table-cell office:value-type="string">
            <text:p>Number of maximum iterations for the Newton metho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RelTolerance</text:p>
          </table:table-cell>
          <table:table-cell office:value-type="string">
            <text:p>Scalar</text:p>
          </table:table-cell>
          <table:table-cell table:style-name="ce6" office:value-type="float" office:value="0.00000001">
            <text:p>1.00E-008</text:p>
          </table:table-cell>
          <table:table-cell office:value-type="string">
            <text:p>the value for the relative error below which convergence is declare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SatisfyAbsAndRel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indicate whether both of the criteria should be satisfied to declare convergence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TargetSteps</text:p>
          </table:table-cell>
          <table:table-cell office:value-type="string">
            <text:p>int</text:p>
          </table:table-cell>
          <table:table-cell table:style-name="ce4" office:value-type="float" office:value="10">
            <text:p>10</text:p>
          </table:table-cell>
          <table:table-cell office:value-type="string">
            <text:p>The number of iterations at which the Newton method should aim a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UseLineSearch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Specifies whether the update should be done using line search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WriteConvergence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specifies whether the convergence rate and the global residual gets written out to disk for every Newton iteration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2">
          <table:table-cell office:value-type="string">
            <text:p><text:s/>Problem</text:p>
          </table:table-cell>
          <table:table-cell office:value-type="string">
            <text:p><text:s/>EnableGravity</text:p>
          </table:table-cell>
          <table:table-cell office:value-type="string">
            <text:p>bool</text:p>
          </table:table-cell>
          <table:table-cell table:style-name="ce5" office:value-type="boolean" office:boolean-value="true">
            <text:p>TRUE</text:p>
          </table:table-cell>
          <table:table-cell office:value-type="string">
            <text:p>Returns whether gravity is considered in the problem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number-columns-repeated="1019"/>
        </table:table-row>
        <table:table-row table:style-name="ro2">
          <table:table-cell office:value-type="string">
            <text:p><text:s/>Stokes</text:p>
          </table:table-cell>
          <table:table-cell office:value-type="string">
            <text:p><text:s/>StabilizationAlpha</text:p>
          </table:table-cell>
          <table:table-cell office:value-type="string">
            <text:p>Scalar</text:p>
          </table:table-cell>
          <table:table-cell table:style-name="ce4" office:value-type="float" office:value="0">
            <text:p>0</text:p>
          </table:table-cell>
          <table:table-cell office:value-type="string">
            <text:p>The parameter for the stabilization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StabilizationBeta</text:p>
          </table:table-cell>
          <table:table-cell office:value-type="string">
            <text:p>Scalar</text:p>
          </table:table-cell>
          <table:table-cell table:style-name="ce4" office:value-type="float" office:value="0">
            <text:p>0</text:p>
          </table:table-cell>
          <table:table-cell office:value-type="string">
            <text:p>The parameter for the stabilization at boundarie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number-columns-repeated="1019"/>
        </table:table-row>
        <table:table-row table:style-name="ro2">
          <table:table-cell office:value-type="string">
            <text:p><text:s/>TimeManager</text:p>
          </table:table-cell>
          <table:table-cell office:value-type="string">
            <text:p><text:s/>DtInitial</text:p>
          </table:table-cell>
          <table:table-cell office:value-type="string">
            <text:p>Scalar</text:p>
          </table:table-cell>
          <table:table-cell table:style-name="ce4" office:value-type="string">
            <text:p>-</text:p>
          </table:table-cell>
          <table:table-cell office:value-type="string">
            <text:p>The initial time step size</text:p>
          </table:table-cell>
          <table:table-cell table:number-columns-repeated="1018"/>
        </table:table-row>
        <table:table-row table:style-name="ro2">
          <table:table-cell table:style-name="Default"/>
          <table:table-cell office:value-type="string">
            <text:p><text:s/>MaxTimeStepSize</text:p>
          </table:table-cell>
          <table:table-cell office:value-type="string">
            <text:p>Scalar</text:p>
          </table:table-cell>
          <table:table-cell table:style-name="ce6" office:value-type="float" office:value="1E+100">
            <text:p>1.00E+100</text:p>
          </table:table-cell>
          <table:table-cell office:value-type="string">
            <text:p>maximum time step size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PrintParameters</text:p>
          </table:table-cell>
          <table:table-cell office:value-type="string">
            <text:p>bool</text:p>
          </table:table-cell>
          <table:table-cell table:style-name="ce4" office:value-type="string">
            <text:p>true</text:p>
          </table:table-cell>
          <table:table-cell office:value-type="string">
            <text:p>print used and unused parameters and their values at the end of the simulation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PrintProperties</text:p>
          </table:table-cell>
          <table:table-cell office:value-type="string">
            <text:p>bool</text:p>
          </table:table-cell>
          <table:table-cell table:style-name="ce4" office:value-type="string">
            <text:p>false</text:p>
          </table:table-cell>
          <table:table-cell office:value-type="string">
            <text:p>print used properties and their values at the end of the simulation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Restart</text:p>
          </table:table-cell>
          <table:table-cell office:value-type="string">
            <text:p>Scalar</text:p>
          </table:table-cell>
          <table:table-cell table:style-name="ce4" office:value-type="string">
            <text:p>false</text:p>
          </table:table-cell>
          <table:table-cell office:value-type="string">
            <text:p>use the restart mechanism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TEnd</text:p>
          </table:table-cell>
          <table:table-cell office:value-type="string">
            <text:p>Scalar</text:p>
          </table:table-cell>
          <table:table-cell table:style-name="ce4" office:value-type="string">
            <text:p>-</text:p>
          </table:table-cell>
          <table:table-cell office:value-type="string">
            <text:p>the final time until the simulation should ru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number-columns-repeated="1019"/>
        </table:table-row>
        <table:table-row table:style-name="ro2">
          <table:table-cell office:value-type="string">
            <text:p><text:s/>Vtk</text:p>
          </table:table-cell>
          <table:table-cell office:value-type="string">
            <text:p><text:s/>AddAverageMolarMass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add average molar mass to output (MPNC only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AddBoundaryTypes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add boundary types to output (MPNC only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AddDensities</text:p>
          </table:table-cell>
          <table:table-cell office:value-type="string">
            <text:p>bool</text:p>
          </table:table-cell>
          <table:table-cell table:style-name="ce5" office:value-type="boolean" office:boolean-value="true">
            <text:p>TRUE</text:p>
          </table:table-cell>
          <table:table-cell office:value-type="string">
            <text:p>add densities to output (MPNC only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AddEnthalpies</text:p>
          </table:table-cell>
          <table:table-cell office:value-type="string">
            <text:p>bool</text:p>
          </table:table-cell>
          <table:table-cell table:style-name="ce5" office:value-type="boolean" office:boolean-value="true">
            <text:p>TRUE</text:p>
          </table:table-cell>
          <table:table-cell office:value-type="string">
            <text:p>add enthalpies to output (MPNC only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AddFugacities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add fugacities to output (MPNC only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AddInternalEnergies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add internal energies to output (MPNC only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AddMassFractions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add mass fractions to output (MPNC only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AddMobilities</text:p>
          </table:table-cell>
          <table:table-cell office:value-type="string">
            <text:p>bool</text:p>
          </table:table-cell>
          <table:table-cell table:style-name="ce5" office:value-type="boolean" office:boolean-value="true">
            <text:p>TRUE</text:p>
          </table:table-cell>
          <table:table-cell office:value-type="string">
            <text:p>add mobilities to output (MPNC only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AddMolarities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add molarities to output (MPNC only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AddMoleFractions</text:p>
          </table:table-cell>
          <table:table-cell office:value-type="string">
            <text:p>bool</text:p>
          </table:table-cell>
          <table:table-cell table:style-name="ce5" office:value-type="boolean" office:boolean-value="true">
            <text:p>TRUE</text:p>
          </table:table-cell>
          <table:table-cell office:value-type="string">
            <text:p>add mole fractions to output (MPNC only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AddPorosity</text:p>
          </table:table-cell>
          <table:table-cell office:value-type="string">
            <text:p>bool</text:p>
          </table:table-cell>
          <table:table-cell table:style-name="ce5" office:value-type="boolean" office:boolean-value="true">
            <text:p>TRUE</text:p>
          </table:table-cell>
          <table:table-cell office:value-type="string">
            <text:p>add porosity to output (MPNC only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AddPressures</text:p>
          </table:table-cell>
          <table:table-cell office:value-type="string">
            <text:p>bool</text:p>
          </table:table-cell>
          <table:table-cell table:style-name="ce5" office:value-type="boolean" office:boolean-value="true">
            <text:p>TRUE</text:p>
          </table:table-cell>
          <table:table-cell office:value-type="string">
            <text:p>add pressures to output (MPNC only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AddSaturations</text:p>
          </table:table-cell>
          <table:table-cell office:value-type="string">
            <text:p>bool</text:p>
          </table:table-cell>
          <table:table-cell table:style-name="ce5" office:value-type="boolean" office:boolean-value="true">
            <text:p>TRUE</text:p>
          </table:table-cell>
          <table:table-cell office:value-type="string">
            <text:p>add saturations to output (MPNC only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AddTemperatures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add temperatures to output (MPNC only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AddVelocities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add velocities to output (MPNC only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AddVelocity</text:p>
          </table:table-cell>
          <table:table-cell office:value-type="string">
            <text:p>bool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add velocity to output (2p(ni) and 2p2c(ni) only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<text:s/>OutputLevel</text:p>
          </table:table-cell>
          <table:table-cell office:value-type="string">
            <text:p>int</text:p>
          </table:table-cell>
          <table:table-cell table:style-name="ce4" office:value-type="string">
            <text:p>0 (2 for 2p2c)</text:p>
          </table:table-cell>
          <table:table-cell office:value-type="string">
            <text:p>Vtk output verbosity (0: only primary variables, &gt;0 more depending on the model)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 table:number-rows-repeated="9">
          <table:table-cell table:style-name="Default"/>
          <table:table-cell table:number-columns-repeated="1022"/>
        </table:table-row>
        <table:table-row table:style-name="ro1" table:number-rows-repeated="104847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67:Sheet1.AMI7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03</meta:generator>
    <dc:date>2012-10-17T19:51:09</dc:date>
    <meta:editing-duration>PT1H19M41S</meta:editing-duration>
    <meta:editing-cycles>14</meta:editing-cycles>
    <meta:document-statistic meta:table-count="1" meta:cell-count="324" meta:object-count="0"/>
  </office:meta>
</office:document-meta>
</file>